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4" style:family="table-cell" style:parent-style-name="Hiperlink" style:data-style-name="N0">
      <style:table-cell-properties fo:border-top="thin solid #538DD5" fo:border-bottom="none" fo:border-left="none" fo:border-right="none" style:vertical-align="middle" style:repeat-content="false"/>
      <style:paragraph-properties fo:text-align="center"/>
      <style:text-properties fo:color="#0000FF" fo:font-size="24pt" style:font-size-asian="24pt" style:font-size-complex="24pt" style:text-underline-style="solid" style:text-underline-type="single"/>
    </style:style>
    <style:style style:name="ce5" style:family="table-cell" style:parent-style-name="Default" style:data-style-name="N0">
      <style:table-cell-properties fo:border-top="2pt solid #8497B0" fo:border-bottom="thin solid #4F81BD" fo:border-left="2pt solid #8497B0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8497B0" fo:border-bottom="thin solid #4F81BD" fo:border-left="thin solid #4F81BD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8497B0" fo:border-bottom="thin solid #4F81BD" fo:border-left="thin solid #4F81BD" fo:border-right="2pt solid #8497B0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order-top="none" fo:border-bottom="thin solid #4F81BD" fo:border-left="thin solid #4F81BD" fo:border-right="thin solid #4F81BD" style:vertical-align="middle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order-top="thin solid #4F81BD" fo:border-bottom="thin solid #4F81BD" fo:border-left="2pt solid #8497B0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2" style:family="table-cell" style:parent-style-name="Moeda" style:data-style-name="N36">
      <style:table-cell-properties fo:border-top="thin solid #4F81BD" fo:border-bottom="thin solid #4F81BD" fo:border-left="thin solid #4F81BD" fo:border-right="2pt solid #8497B0" style:vertical-align="middle" fo:wrap-option="wrap" fo:background-color="#FFFFFF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4F81BD" style:vertical-align="middle"/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15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="thin solid #4F81BD" style:vertical-align="middle" fo:wrap-option="wrap" style:repeat-content="false"/>
      <style:paragraph-properties fo:text-align="center"/>
      <style:text-properties fo:font-size="16pt" style:font-size-asian="16pt" style:font-size-complex="16pt"/>
    </style:style>
    <style:style style:name="ce17" style:family="table-cell" style:parent-style-name="Default" style:data-style-name="N36">
      <style:table-cell-properties fo:border="thin solid #4F81BD" style:vertical-align="middle" fo:wrap-option="wrap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fo:border-top="thin solid #4F81BD" fo:border-bottom="thin solid #4F81BD" fo:border-left="thin solid #4F81BD" fo:border-right="2pt solid #8497B0" style:vertical-align="middle" fo:wrap-option="wrap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fo:border="thin solid #4F81BD" style:vertical-align="middle" fo:wrap-option="wrap" fo:background-color="#DCE6F1" style:repeat-content="false"/>
      <style:paragraph-properties fo:text-align="center"/>
      <style:text-properties fo:font-size="16pt" style:font-size-asian="16pt" style:font-size-complex="16pt"/>
    </style:style>
    <style:style style:name="ce20" style:family="table-cell" style:parent-style-name="Default" style:data-style-name="N0">
      <style:table-cell-properties fo:border="thin solid #4F81BD" style:vertical-align="middle" fo:wrap-option="wrap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21" style:family="table-cell" style:parent-style-name="Default" style:data-style-name="N0">
      <style:table-cell-properties fo:border="thin solid #4F81BD" style:vertical-align="middle" fo:wrap-option="wrap" fo:background-color="#366092" style:repeat-content="false"/>
      <style:paragraph-properties fo:text-align="center"/>
      <style:text-properties fo:color="#FFFFFF" fo:font-size="16pt" style:font-size-asian="16pt" style:font-size-complex="16pt"/>
    </style:style>
    <style:style style:name="ce22" style:family="table-cell" style:parent-style-name="Default" style:data-style-name="N0">
      <style:table-cell-properties fo:border="thin solid #4F81BD" style:vertical-align="middle" fo:wrap-option="wrap" fo:background-color="#BDD7EE" style:repeat-content="fals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order="thin solid #4F81BD" style:vertical-align="middle" fo:wrap-option="wrap" fo:background-color="#2F75B5" style:repeat-content="false"/>
      <style:paragraph-properties fo:text-align="center"/>
      <style:text-properties fo:color="#FFFFFF" fo:font-size="16pt" style:font-size-asian="16pt" style:font-size-complex="16pt"/>
    </style:style>
    <style:style style:name="ce24" style:family="table-cell" style:parent-style-name="Default" style:data-style-name="N0">
      <style:table-cell-properties fo:border="thin solid #4F81BD" style:vertical-align="middle" fo:wrap-option="wrap" fo:background-color="#305496" style:repeat-content="false"/>
      <style:paragraph-properties fo:text-align="center"/>
      <style:text-properties fo:color="#FFFFFF" fo:font-size="16pt" style:font-size-asian="16pt" style:font-size-complex="16pt"/>
    </style:style>
    <style:style style:name="ce25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1F4E78" style:repeat-content="false"/>
      <style:paragraph-properties fo:text-align="center"/>
      <style:text-properties fo:color="#FFFFFF" fo:font-size="16pt" style:font-size-asian="16pt" style:font-size-complex="16pt"/>
    </style:style>
    <style:style style:name="ce26" style:family="table-cell" style:parent-style-name="Default" style:data-style-name="N0">
      <style:table-cell-properties fo:border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27" style:family="table-cell" style:parent-style-name="Default" style:data-style-name="N0">
      <style:table-cell-properties fo:border="thin solid #538DD5" style:vertical-align="middle" fo:background-color="#EFF2FF" style:repeat-content="false"/>
      <style:paragraph-properties fo:text-align="start" fo:margin-left="0cm"/>
      <style:text-properties fo:color="#366092" fo:font-size="24pt" style:font-size-asian="24pt" style:font-size-complex="2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538DD5" fo:background-color="#FFFFFF"/>
    </style:style>
    <style:style style:name="ce29" style:family="table-cell" style:parent-style-name="Default" style:data-style-name="N0">
      <style:table-cell-properties fo:border-top="thin solid #538DD5" fo:border-bottom="none" fo:border-left="none" fo:border-right="none" fo:background-color="transparent"/>
    </style:style>
    <style:style style:name="ce30" style:family="table-cell" style:parent-style-name="Default" style:data-style-name="N0">
      <style:table-cell-properties fo:border-top="2pt solid #8497B0" fo:border-bottom="thin solid #4F81BD" fo:border-left="thin solid #4F81BD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4F81BD" fo:border-bottom="thin solid #4F81BD" fo:border-left="2pt solid #8497B0" fo:border-right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32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33" style:family="table-cell" style:parent-style-name="Default" style:data-style-name="N0">
      <style:table-cell-properties fo:border="thin solid #4F81BD" style:vertical-align="middle" fo:wrap-option="wrap" fo:background-color="#FFFFFF"/>
      <style:text-properties fo:color="#0F243E" fo:font-size="16pt" style:font-size-asian="16pt" style:font-size-complex="16pt"/>
    </style:style>
    <style:style style:name="ce34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="thin solid #4F81BD" style:vertical-align="middle" fo:wrap-option="wrap" fo:background-color="#DCE6F1" style:repeat-content="false"/>
      <style:paragraph-properties fo:text-align="center"/>
      <style:text-properties fo:font-size="16pt" style:font-size-asian="16pt" style:font-size-complex="16pt"/>
    </style:style>
    <style:style style:name="ce36" style:family="table-cell" style:parent-style-name="Default" style:data-style-name="N0">
      <style:table-cell-properties fo:border="thin solid #4F81BD" style:vertical-align="middle" fo:wrap-option="wrap" fo:background-color="#95B3D7" style:repeat-content="fals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 style:data-style-name="N0">
      <style:table-cell-properties fo:border="thin solid #4F81BD" style:vertical-align="top" fo:wrap-option="wrap" fo:background-color="#FFFFFF"/>
      <style:text-properties fo:color="#0F243E" fo:font-size="16pt" style:font-size-asian="16pt" style:font-size-complex="16pt"/>
    </style:style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13.1233333333333cm" style:use-optimal-column-width="true"/>
    </style:style>
    <style:style style:name="co4" style:family="table-column">
      <style:table-column-properties fo:break-before="auto" style:column-width="11.0860416666667cm"/>
    </style:style>
    <style:style style:name="co5" style:family="table-column">
      <style:table-column-properties fo:break-before="auto" style:column-width="8.5725cm"/>
    </style:style>
    <style:style style:name="co6" style:family="table-column">
      <style:table-column-properties fo:break-before="auto" style:column-width="6.56166666666667cm" style:use-optimal-column-width="true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3.01625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5.82083333333333cm"/>
    </style:style>
    <style:style style:name="co11" style:family="table-column">
      <style:table-column-properties fo:break-before="auto" style:column-width="6.270625cm"/>
    </style:style>
    <style:style style:name="co12" style:family="table-column">
      <style:table-column-properties fo:break-before="auto" style:column-width="5.23875cm"/>
    </style:style>
    <style:style style:name="co13" style:family="table-column">
      <style:table-column-properties fo:break-before="auto" style:column-width="6.429375cm"/>
    </style:style>
    <style:style style:name="co14" style:family="table-column">
      <style:table-column-properties fo:break-before="auto" style:column-width="5.74145833333333cm"/>
    </style:style>
    <style:style style:name="co15" style:family="table-column">
      <style:table-column-properties fo:break-before="auto" style:column-width="10.477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21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álogo_Servicedesk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13"/>
        <table:table-column table:style-name="co5" table:default-cell-style-name="ce26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26"/>
        <table:table-column table:style-name="co12" table:default-cell-style-name="ce26"/>
        <table:table-column table:style-name="co13" table:default-cell-style-name="ce13"/>
        <table:table-column table:style-name="co14" table:default-cell-style-name="ce13"/>
        <table:table-column table:style-name="co15" table:number-columns-repeated="16370" table:default-cell-style-name="ce13"/>
        <table:table-row table:style-name="ro1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2">
          <table:table-cell office:value-type="string" table:number-columns-spanned="5" table:number-rows-spanned="1" table:style-name="ce27">
            <text:p>Catálogo de Serviços</text:p>
          </table:table-cell>
          <table:covered-table-cell table:number-columns-repeated="4"/>
          <table:table-cell table:number-columns-repeated="4" table:style-name="ce3"/>
          <table:table-cell table:style-name="ce1"/>
          <table:table-cell table:number-columns-repeated="2" table:style-name="ce2"/>
          <table:table-cell table:number-columns-repeated="16372" table:style-name="ce3"/>
        </table:table-row>
        <table:table-row table:style-name="ro1">
          <table:table-cell table:number-columns-spanned="5" table:number-rows-spanned="1" table:style-name="ce28"/>
          <table:covered-table-cell table:number-columns-repeated="4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2">
          <table:table-cell table:number-columns-spanned="3" table:number-rows-spanned="1" table:style-name="ce29"/>
          <table:covered-table-cell table:number-columns-repeated="2"/>
          <table:table-cell table:number-columns-repeated="2" table:style-name="ce4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3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3">
          <table:table-cell office:value-type="string" table:style-name="ce5">
            <text:p>Categoria<text:s/></text:p>
          </table:table-cell>
          <table:table-cell office:value-type="string" table:style-name="ce6">
            <text:p>Sub/categoria</text:p>
          </table:table-cell>
          <table:table-cell office:value-type="string" table:style-name="ce6">
            <text:p>Requisição/incidente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Tipo Atendimento</text:p>
          </table:table-cell>
          <table:table-cell office:value-type="string" table:style-name="ce6">
            <text:p>Complexidade</text:p>
          </table:table-cell>
          <table:table-cell office:value-type="string" table:style-name="ce6">
            <text:p>Prioridade</text:p>
          </table:table-cell>
          <table:table-cell office:value-type="string" table:number-columns-spanned="2" table:number-rows-spanned="1" table:style-name="ce30">
            <text:p>Prazo<text:s/></text:p>
          </table:table-cell>
          <table:covered-table-cell/>
          <table:table-cell office:value-type="string" table:number-columns-spanned="1" table:number-rows-spanned="2" table:style-name="ce30">
            <text:p>Pontuação</text:p>
          </table:table-cell>
          <table:table-cell office:value-type="string" table:number-columns-spanned="1" table:number-rows-spanned="2" table:style-name="ce30">
            <text:p>Quantidade/mês</text:p>
          </table:table-cell>
          <table:table-cell office:value-type="string" table:number-columns-spanned="1" table:number-rows-spanned="2" table:style-name="ce30">
            <text:p>Pontuação/mês</text:p>
          </table:table-cell>
          <table:table-cell office:value-type="string" table:number-columns-spanned="1" table:number-rows-spanned="2" table:style-name="ce30">
            <text:p>Custos<text:s/></text:p>
          </table:table-cell>
          <table:table-cell office:value-type="string" table:style-name="ce7">
            <text:p>Custo por ponto</text:p>
          </table:table-cell>
          <table:table-cell table:style-name="ce8"/>
          <table:table-cell table:number-columns-repeated="46" table:style-name="ce3"/>
          <table:table-cell table:number-columns-repeated="16323" table:style-name="ce9"/>
        </table:table-row>
        <table:table-row table:style-name="ro1">
          <table:table-cell table:style-name="ce10"/>
          <table:table-cell table:number-columns-repeated="6" table:style-name="ce11"/>
          <table:table-cell office:value-type="string" table:style-name="ce11">
            <text:p>Chegada</text:p>
          </table:table-cell>
          <table:table-cell office:value-type="string" table:style-name="ce11">
            <text:p>Solução</text:p>
          </table:table-cell>
          <table:covered-table-cell/>
          <table:covered-table-cell/>
          <table:covered-table-cell/>
          <table:covered-table-cell/>
          <table:table-cell office:value-type="currency" office:value="1" table:style-name="ce12">
            <text:p><text:s/>R$ 1,00<text:s/></text:p>
          </table:table-cell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31">
            <text:p>Rede</text:p>
          </table:table-cell>
          <table:table-cell office:value-type="string" table:number-columns-spanned="1" table:number-rows-spanned="9" table:style-name="ce32">
            <text:p>Acesso a Rede<text:s/></text:p>
          </table:table-cell>
          <table:table-cell office:value-type="string" table:number-columns-spanned="1" table:number-rows-spanned="9" table:style-name="ce32">
            <text:p>Requisição de Serviço ou incidente</text:p>
          </table:table-cell>
          <table:table-cell office:value-type="string" table:number-columns-spanned="1" table:number-rows-spanned="9" table:style-name="ce33">
            <text:p><text:s/>- Criação, exclusão, alteração de contas de usuário;</text:p>
            <text:p>- Ceder permissão de acesso;</text:p>
          </table:table-cell>
          <table:table-cell office:value-type="string" table:number-columns-spanned="1" table:number-rows-spanned="3" table:style-name="ce34">
            <text:p>Remoto sem ferramenta</text:p>
          </table:table-cell>
          <table:table-cell office:value-type="string" table:number-columns-spanned="1" table:number-rows-spanned="3" table:style-name="ce34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500" table:style-name="ce16">
            <text:p>500</text:p>
          </table:table-cell>
          <table:table-cell office:value-type="float" office:value="500" table:formula="of:= [.J8]*[.K8]" table:style-name="ce16">
            <text:p>500</text:p>
          </table:table-cell>
          <table:table-cell office:value-type="currency" office:value="500" table:formula="of:=[.$N$7]*[.L8]" table:style-name="ce17">
            <text:p><text:s/>R$ 50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300" table:style-name="ce16">
            <text:p>300</text:p>
          </table:table-cell>
          <table:table-cell office:value-type="float" office:value="900" table:formula="of:= [.J9]*[.K9]" table:style-name="ce16">
            <text:p>900</text:p>
          </table:table-cell>
          <table:table-cell office:value-type="currency" office:value="900" table:formula="of:=[.$N$7]*[.L9]" table:style-name="ce17">
            <text:p><text:s/>R$ 90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60" table:style-name="ce16">
            <text:p>60</text:p>
          </table:table-cell>
          <table:table-cell office:value-type="float" office:value="360" table:formula="of:= [.J10]*[.K10]" table:style-name="ce16">
            <text:p>360</text:p>
          </table:table-cell>
          <table:table-cell office:value-type="currency" office:value="360" table:formula="of:=[.$N$7]*[.L10]" table:style-name="ce17">
            <text:p><text:s/>R$ 3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5">
            <text:p>Remoto com ferramenta</text:p>
          </table:table-cell>
          <table:table-cell office:value-type="string" table:number-columns-spanned="1" table:number-rows-spanned="3" table:style-name="ce35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80" table:style-name="ce16">
            <text:p>80</text:p>
          </table:table-cell>
          <table:table-cell office:value-type="float" office:value="240" table:formula="of:= [.J11]*[.K11]" table:style-name="ce16">
            <text:p>240</text:p>
          </table:table-cell>
          <table:table-cell office:value-type="currency" office:value="240" table:formula="of:=[.$N$7]*[.L11]" table:style-name="ce17">
            <text:p><text:s/>R$ 24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20" table:style-name="ce16">
            <text:p>20</text:p>
          </table:table-cell>
          <table:table-cell office:value-type="float" office:value="180" table:formula="of:= [.J12]*[.K12]" table:style-name="ce16">
            <text:p>180</text:p>
          </table:table-cell>
          <table:table-cell office:value-type="currency" office:value="180" table:formula="of:=[.$N$7]*[.L12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13]*[.K13]" table:style-name="ce16">
            <text:p>108</text:p>
          </table:table-cell>
          <table:table-cell office:value-type="currency" office:value="108" table:formula="of:=[.$N$7]*[.L13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6">
            <text:p>Presencial</text:p>
          </table:table-cell>
          <table:table-cell office:value-type="string" table:number-columns-spanned="1" table:number-rows-spanned="3" table:style-name="ce35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6" table:style-name="ce23">
            <text:p>6</text:p>
          </table:table-cell>
          <table:table-cell office:value-type="float" office:value="40" table:style-name="ce16">
            <text:p>40</text:p>
          </table:table-cell>
          <table:table-cell office:value-type="float" office:value="240" table:formula="of:= [.J14]*[.K14]" table:style-name="ce16">
            <text:p>240</text:p>
          </table:table-cell>
          <table:table-cell office:value-type="currency" office:value="240" table:formula="of:=[.$N$7]*[.L14]" table:style-name="ce17">
            <text:p><text:s/>R$ 24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10" table:style-name="ce16">
            <text:p>10</text:p>
          </table:table-cell>
          <table:table-cell office:value-type="float" office:value="180" table:formula="of:= [.J15]*[.K15]" table:style-name="ce16">
            <text:p>180</text:p>
          </table:table-cell>
          <table:table-cell office:value-type="currency" office:value="180" table:formula="of:=[.$N$7]*[.L15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4" table:style-name="ce16">
            <text:p>4</text:p>
          </table:table-cell>
          <table:table-cell office:value-type="float" office:value="144" table:formula="of:= [.J16]*[.K16]" table:style-name="ce16">
            <text:p>144</text:p>
          </table:table-cell>
          <table:table-cell office:value-type="currency" office:value="144" table:formula="of:=[.$N$7]*[.L16]" table:style-name="ce17">
            <text:p><text:s/>R$ 14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31">
            <text:p>Rede</text:p>
          </table:table-cell>
          <table:table-cell office:value-type="string" table:number-columns-spanned="1" table:number-rows-spanned="9" table:style-name="ce32">
            <text:p>Configuração de perfil de usuário</text:p>
          </table:table-cell>
          <table:table-cell office:value-type="string" table:number-columns-spanned="1" table:number-rows-spanned="9" table:style-name="ce32">
            <text:p>Requisição de Serviço ou incidente</text:p>
          </table:table-cell>
          <table:table-cell office:value-type="string" table:number-columns-spanned="1" table:number-rows-spanned="9" table:style-name="ce37">
            <text:p><text:s/></text:p>
            <text:p>Tratamento de falha relacionado a configuração de perfil de usuários;</text:p>
          </table:table-cell>
          <table:table-cell office:value-type="string" table:number-columns-spanned="1" table:number-rows-spanned="3" table:style-name="ce34">
            <text:p>Remoto sem ferramenta</text:p>
          </table:table-cell>
          <table:table-cell office:value-type="string" table:number-columns-spanned="1" table:number-rows-spanned="3" table:style-name="ce34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120" table:style-name="ce16">
            <text:p>120</text:p>
          </table:table-cell>
          <table:table-cell office:value-type="float" office:value="120" table:formula="of:= [.J17]*[.K17]" table:style-name="ce16">
            <text:p>120</text:p>
          </table:table-cell>
          <table:table-cell office:value-type="currency" office:value="120" table:formula="of:=[.$N$7]*[.L17]" table:style-name="ce17">
            <text:p><text:s/>R$ 1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20" table:style-name="ce16">
            <text:p>20</text:p>
          </table:table-cell>
          <table:table-cell office:value-type="float" office:value="60" table:formula="of:= [.J18]*[.K18]" table:style-name="ce16">
            <text:p>60</text:p>
          </table:table-cell>
          <table:table-cell office:value-type="currency" office:value="60" table:formula="of:=[.$N$7]*[.L18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36" table:formula="of:= [.J19]*[.K19]" table:style-name="ce16">
            <text:p>36</text:p>
          </table:table-cell>
          <table:table-cell office:value-type="currency" office:value="36" table:formula="of:=[.$N$7]*[.L19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5">
            <text:p>Remoto com ferramenta</text:p>
          </table:table-cell>
          <table:table-cell office:value-type="string" table:number-columns-spanned="1" table:number-rows-spanned="3" table:style-name="ce35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3" table:style-name="ce25">
            <text:p>3</text:p>
          </table:table-cell>
          <table:table-cell office:value-type="float" office:value="120" table:style-name="ce16">
            <text:p>120</text:p>
          </table:table-cell>
          <table:table-cell office:value-type="float" office:value="360" table:formula="of:= [.J20]*[.K20]" table:style-name="ce16">
            <text:p>360</text:p>
          </table:table-cell>
          <table:table-cell office:value-type="currency" office:value="360" table:formula="of:=[.$N$7]*[.L20]" table:style-name="ce17">
            <text:p><text:s/>R$ 3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20" table:style-name="ce16">
            <text:p>20</text:p>
          </table:table-cell>
          <table:table-cell office:value-type="float" office:value="180" table:formula="of:= [.J21]*[.K21]" table:style-name="ce16">
            <text:p>180</text:p>
          </table:table-cell>
          <table:table-cell office:value-type="currency" office:value="180" table:formula="of:=[.$N$7]*[.L21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22]*[.K22]" table:style-name="ce16">
            <text:p>72</text:p>
          </table:table-cell>
          <table:table-cell office:value-type="currency" office:value="72" table:formula="of:=[.$N$7]*[.L22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6">
            <text:p>Presencial</text:p>
          </table:table-cell>
          <table:table-cell office:value-type="string" table:number-columns-spanned="1" table:number-rows-spanned="3" table:style-name="ce36">
            <text:p>Alt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6" table:style-name="ce25">
            <text:p>6</text:p>
          </table:table-cell>
          <table:table-cell office:value-type="float" office:value="20" table:style-name="ce16">
            <text:p>20</text:p>
          </table:table-cell>
          <table:table-cell office:value-type="float" office:value="120" table:formula="of:= [.J23]*[.K23]" table:style-name="ce16">
            <text:p>120</text:p>
          </table:table-cell>
          <table:table-cell office:value-type="currency" office:value="120" table:formula="of:=[.$N$7]*[.L23]" table:style-name="ce17">
            <text:p><text:s/>R$ 1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24]*[.K24]" table:style-name="ce16">
            <text:p>108</text:p>
          </table:table-cell>
          <table:table-cell office:value-type="currency" office:value="108" table:formula="of:=[.$N$7]*[.L24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table:style-name="ce16"/>
          <table:table-cell office:value-type="float" office:value="0" table:formula="of:= [.J25]*[.K25]" table:style-name="ce16">
            <text:p>0</text:p>
          </table:table-cell>
          <table:table-cell office:value-type="currency" office:value="0" table:formula="of:=[.$N$7]*[.L25]" table:style-name="ce17">
            <text:p><text:s/>R$ -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31">
            <text:p>Informações</text:p>
          </table:table-cell>
          <table:table-cell office:value-type="string" table:number-columns-spanned="1" table:number-rows-spanned="9" table:style-name="ce32">
            <text:p>Esclarecimento de dúvidas</text:p>
          </table:table-cell>
          <table:table-cell office:value-type="string" table:number-columns-spanned="1" table:number-rows-spanned="9" table:style-name="ce32">
            <text:p>Requisição de Serviço</text:p>
          </table:table-cell>
          <table:table-cell office:value-type="string" table:number-columns-spanned="1" table:number-rows-spanned="9" table:style-name="ce33">
            <text:p>Apoiar o usuário na operação e utilização de suas estações de trabalho no geral;</text:p>
            <text:p/>
            <text:p/>
            <text:p/>
          </table:table-cell>
          <table:table-cell office:value-type="string" table:number-columns-spanned="1" table:number-rows-spanned="3" table:style-name="ce34">
            <text:p>Remoto sem ferramenta</text:p>
          </table:table-cell>
          <table:table-cell office:value-type="string" table:number-columns-spanned="1" table:number-rows-spanned="3" table:style-name="ce34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 [.J26]*[.K26]" table:style-name="ce16">
            <text:p>20</text:p>
          </table:table-cell>
          <table:table-cell office:value-type="currency" office:value="20" table:formula="of:=[.$N$7]*[.L26]" table:style-name="ce17">
            <text:p><text:s/>R$ 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10" table:style-name="ce16">
            <text:p>10</text:p>
          </table:table-cell>
          <table:table-cell office:value-type="float" office:value="30" table:formula="of:= [.J27]*[.K27]" table:style-name="ce16">
            <text:p>30</text:p>
          </table:table-cell>
          <table:table-cell office:value-type="currency" office:value="30" table:formula="of:=[.$N$7]*[.L27]" table:style-name="ce17">
            <text:p><text:s/>R$ 3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36" table:formula="of:= [.J28]*[.K28]" table:style-name="ce16">
            <text:p>36</text:p>
          </table:table-cell>
          <table:table-cell office:value-type="currency" office:value="36" table:formula="of:=[.$N$7]*[.L28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5">
            <text:p>Remoto com ferramenta</text:p>
          </table:table-cell>
          <table:table-cell office:value-type="string" table:number-columns-spanned="1" table:number-rows-spanned="3" table:style-name="ce35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3" table:style-name="ce20">
            <text:p>3</text:p>
          </table:table-cell>
          <table:table-cell office:value-type="float" office:value="20" table:style-name="ce16">
            <text:p>20</text:p>
          </table:table-cell>
          <table:table-cell office:value-type="float" office:value="60" table:formula="of:= [.J29]*[.K29]" table:style-name="ce16">
            <text:p>60</text:p>
          </table:table-cell>
          <table:table-cell office:value-type="currency" office:value="60" table:formula="of:=[.$N$7]*[.L29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10" table:style-name="ce16">
            <text:p>10</text:p>
          </table:table-cell>
          <table:table-cell office:value-type="float" office:value="90" table:formula="of:= [.J30]*[.K30]" table:style-name="ce16">
            <text:p>90</text:p>
          </table:table-cell>
          <table:table-cell office:value-type="currency" office:value="90" table:formula="of:=[.$N$7]*[.L30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31]*[.K31]" table:style-name="ce16">
            <text:p>108</text:p>
          </table:table-cell>
          <table:table-cell office:value-type="currency" office:value="108" table:formula="of:=[.$N$7]*[.L31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6">
            <text:p>Presencial</text:p>
          </table:table-cell>
          <table:table-cell office:value-type="string" table:number-columns-spanned="1" table:number-rows-spanned="3" table:style-name="ce35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6" table:style-name="ce22">
            <text:p>6</text:p>
          </table:table-cell>
          <table:table-cell office:value-type="float" office:value="10" table:style-name="ce16">
            <text:p>10</text:p>
          </table:table-cell>
          <table:table-cell office:value-type="float" office:value="60" table:formula="of:= [.J32]*[.K32]" table:style-name="ce16">
            <text:p>60</text:p>
          </table:table-cell>
          <table:table-cell office:value-type="currency" office:value="60" table:formula="of:=[.$N$7]*[.L32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33]*[.K33]" table:style-name="ce16">
            <text:p>72</text:p>
          </table:table-cell>
          <table:table-cell office:value-type="currency" office:value="72" table:formula="of:=[.$N$7]*[.L33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2" table:style-name="ce16">
            <text:p>2</text:p>
          </table:table-cell>
          <table:table-cell office:value-type="float" office:value="72" table:formula="of:= [.J34]*[.K34]" table:style-name="ce16">
            <text:p>72</text:p>
          </table:table-cell>
          <table:table-cell office:value-type="currency" office:value="72" table:formula="of:=[.$N$7]*[.L34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31">
            <text:p>Backup</text:p>
          </table:table-cell>
          <table:table-cell office:value-type="string" table:number-columns-spanned="1" table:number-rows-spanned="9" table:style-name="ce32">
            <text:p>Backup</text:p>
          </table:table-cell>
          <table:table-cell office:value-type="string" table:number-columns-spanned="1" table:number-rows-spanned="9" table:style-name="ce32">
            <text:p>Requisição de Serviço ou incidente</text:p>
          </table:table-cell>
          <table:table-cell office:value-type="string" table:number-columns-spanned="1" table:number-rows-spanned="9" table:style-name="ce37">
            <text:p><text:s/>- Realizar backups, solicitados pelos usuários, de arquivos e dados, em mídias e dispositivos de armazenamento;</text:p>
            <text:p>- Qualquer tratamento de falha relacionado a backup;</text:p>
          </table:table-cell>
          <table:table-cell office:value-type="string" table:number-columns-spanned="1" table:number-rows-spanned="3" table:style-name="ce34">
            <text:p>Remoto sem ferramenta</text:p>
          </table:table-cell>
          <table:table-cell office:value-type="string" table:number-columns-spanned="1" table:number-rows-spanned="3" table:style-name="ce34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formula="of:= [.J35]*[.K35]" table:style-name="ce16">
            <text:p>10</text:p>
          </table:table-cell>
          <table:table-cell office:value-type="currency" office:value="10" table:formula="of:=[.$N$7]*[.L35]" table:style-name="ce17">
            <text:p><text:s/>R$ 1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2" table:formula="of:= [.J36]*[.K36]" table:style-name="ce16">
            <text:p>12</text:p>
          </table:table-cell>
          <table:table-cell office:value-type="currency" office:value="12" table:formula="of:=[.$N$7]*[.L36]" table:style-name="ce17">
            <text:p><text:s/>R$ 1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12" table:formula="of:= [.J37]*[.K37]" table:style-name="ce16">
            <text:p>12</text:p>
          </table:table-cell>
          <table:table-cell office:value-type="currency" office:value="12" table:formula="of:=[.$N$7]*[.L37]" table:style-name="ce17">
            <text:p><text:s/>R$ 1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5">
            <text:p>Remoto com ferramenta</text:p>
          </table:table-cell>
          <table:table-cell office:value-type="string" table:number-columns-spanned="1" table:number-rows-spanned="3" table:style-name="ce35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3" table:style-name="ce20">
            <text:p>3</text:p>
          </table:table-cell>
          <table:table-cell office:value-type="float" office:value="30" table:style-name="ce16">
            <text:p>30</text:p>
          </table:table-cell>
          <table:table-cell office:value-type="float" office:value="90" table:formula="of:= [.J38]*[.K38]" table:style-name="ce16">
            <text:p>90</text:p>
          </table:table-cell>
          <table:table-cell office:value-type="currency" office:value="90" table:formula="of:=[.$N$7]*[.L38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10" table:style-name="ce16">
            <text:p>10</text:p>
          </table:table-cell>
          <table:table-cell office:value-type="float" office:value="90" table:formula="of:= [.J39]*[.K39]" table:style-name="ce16">
            <text:p>90</text:p>
          </table:table-cell>
          <table:table-cell office:value-type="currency" office:value="90" table:formula="of:=[.$N$7]*[.L39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2" table:style-name="ce16">
            <text:p>2</text:p>
          </table:table-cell>
          <table:table-cell office:value-type="float" office:value="36" table:formula="of:= [.J40]*[.K40]" table:style-name="ce16">
            <text:p>36</text:p>
          </table:table-cell>
          <table:table-cell office:value-type="currency" office:value="36" table:formula="of:=[.$N$7]*[.L40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6">
            <text:p>Presencial</text:p>
          </table:table-cell>
          <table:table-cell office:value-type="string" table:number-columns-spanned="1" table:number-rows-spanned="3" table:style-name="ce35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6" table:style-name="ce22">
            <text:p>6</text:p>
          </table:table-cell>
          <table:table-cell office:value-type="float" office:value="10" table:style-name="ce16">
            <text:p>10</text:p>
          </table:table-cell>
          <table:table-cell office:value-type="float" office:value="60" table:formula="of:= [.J41]*[.K41]" table:style-name="ce16">
            <text:p>60</text:p>
          </table:table-cell>
          <table:table-cell office:value-type="currency" office:value="60" table:formula="of:=[.$N$7]*[.L41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42]*[.K42]" table:style-name="ce16">
            <text:p>72</text:p>
          </table:table-cell>
          <table:table-cell office:value-type="currency" office:value="72" table:formula="of:=[.$N$7]*[.L42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2" table:style-name="ce16">
            <text:p>2</text:p>
          </table:table-cell>
          <table:table-cell office:value-type="float" office:value="72" table:formula="of:= [.J43]*[.K43]" table:style-name="ce16">
            <text:p>72</text:p>
          </table:table-cell>
          <table:table-cell office:value-type="currency" office:value="72" table:formula="of:=[.$N$7]*[.L43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number-rows-repeated="197" table:style-name="ro1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number-rows-repeated="1048336" table:style-name="ro1">
          <table:table-cell table:number-columns-repeated="16384"/>
        </table:table-row>
      </table:table>
      <table:database-ranges>
        <table:database-range table:target-range-address="Catálogo_Servicedesk.A6:Catálogo_Servicedesk.N4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iperlink" style:family="table-cell" style:data-style-name="N0">
      <style:text-properties fo:color="#0000FF" style:text-underline-style="solid" style:text-underline-type="single"/>
    </style:style>
    <style:style style:name="Moed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in" fo:margin-bottom="0.02in" fo:margin-left="0.511811023622047in" fo:margin-right="0.11in" style:print-orientation="landscape" style:print-page-order="ttb" style:first-page-number="continue" style:scale-to="60%" style:table-centering="none" style:print="objects charts drawings"/>
      <style:header-style>
        <style:header-footer-properties fo:min-height="0.05in" fo:margin-left="0.511811023622047in" fo:margin-right="0.11in" fo:margin-bottom="0in"/>
      </style:header-style>
      <style:footer-style>
        <style:header-footer-properties fo:min-height="0.11in" fo:margin-left="0.511811023622047in" fo:margin-right="0.1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i1463550</meta:initial-creator>
    <dc:creator>Gabriel Timoteo</dc:creator>
    <meta:creation-date>2010-07-28T18:14:11Z</meta:creation-date>
    <dc:date>2021-06-07T00:14:11Z</dc:date>
    <meta:print-date>2010-09-01T19:46:01Z</meta:print-date>
  </office:meta>
</office:document-meta>
</file>